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dimmer switch for a ceiling light in my house just brock. I turned the power off and removed it. The box in the wall had just two wires that did not have any colors for identification. These wires were connected to the two black wires on the broken switch. I bought another switch. It is made for either 3 way or single pole application. So It has 4 wires. There are two red wires, one green wire and one black wire. Because there are just two wires in the wall box, I will use the new switch for single pole operation. I can turn the light off and on by pushing on the circular knob that raises and lowers the amount of light in the room. One of the red wires has a lable on it that says that wire is not used in single pole operation. The other red wire and the black wire are to be connected to the wires in the box in the wall. And finally the green wire is the ground wire.</text:p>
      <text:p text:style-name="Standard"/>
      <text:p text:style-name="Standard">I have two questions: </text:p>
      <text:list xml:id="list2213236105691827261" text:style-name="L1">
        <text:list-item>
          <text:p text:style-name="P1">Because my house is old, the wires in the wall box are not color coded. Does it matter which wire in the box gets connected to the red wire on the new switch and which gets connected to the black wire on the new switch? If so, how do I determine which wire in the box should be connected to which wire on the new switch?</text:p>
        </text:list-item>
        <text:list-item>
          <text:p text:style-name="P1">There is no grounding post in the old box. Probably because the box has never been grounded. What should I do with the green grounding wire on the switch?</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24-10-15T11:22:59.48</meta:creation-date>
    <meta:document-statistic meta:table-count="0" meta:image-count="0" meta:object-count="0" meta:page-count="1" meta:paragraph-count="4" meta:word-count="279" meta:character-count="1382"/>
    <dc:date>2024-10-15T12:00:13.92</dc:date>
    <dc:creator>James Lombardi</dc:creator>
    <meta:editing-duration>PT3M2S</meta:editing-duration>
    <meta:editing-cycles>1</meta:editing-cycles>
    <meta:generator>OpenOffice/4.1.2$Win32 OpenOffice.org_project/412m3$Build-9782</meta:generator>
  </office:meta>
</office:document-meta>
</file>